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b4ac" officeooo:paragraph-rsid="000cb4ac" style:font-size-asian="12.25pt" style:font-size-complex="14pt"/>
    </style:style>
    <style:style style:name="P2" style:family="paragraph" style:parent-style-name="Standard">
      <style:text-properties fo:font-size="14pt" officeooo:rsid="000dedc3" officeooo:paragraph-rsid="000dedc3" style:font-size-asian="12.25pt" style:font-size-complex="14pt"/>
    </style:style>
    <style:style style:name="P3" style:family="paragraph" style:parent-style-name="Standard">
      <style:text-properties fo:font-size="14pt" officeooo:rsid="000fc19d" officeooo:paragraph-rsid="000fc19d" style:font-size-asian="12.25pt" style:font-size-complex="14pt"/>
    </style:style>
    <style:style style:name="P4" style:family="paragraph" style:parent-style-name="Standard">
      <style:text-properties fo:font-size="14pt" officeooo:rsid="000fc19d" officeooo:paragraph-rsid="00104c41" style:font-size-asian="12.25pt" style:font-size-complex="14pt"/>
    </style:style>
    <style:style style:name="P5" style:family="paragraph" style:parent-style-name="Standard">
      <style:text-properties fo:font-size="14pt" officeooo:rsid="000fc19d" officeooo:paragraph-rsid="0025288f" style:font-size-asian="12.25pt" style:font-size-complex="14pt"/>
    </style:style>
    <style:style style:name="P6" style:family="paragraph" style:parent-style-name="Standard">
      <style:text-properties fo:font-size="14pt" officeooo:rsid="001e9741" officeooo:paragraph-rsid="001e9741" style:font-size-asian="12.25pt" style:font-size-complex="14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e8d16" style:font-size-asian="10.5pt" style:font-size-complex="12pt"/>
    </style:style>
    <style:style style:name="T3" style:family="text">
      <style:text-properties fo:font-size="12pt" officeooo:rsid="000f2ca6" style:font-size-asian="10.5pt" style:font-size-complex="12pt"/>
    </style:style>
    <style:style style:name="T4" style:family="text">
      <style:text-properties fo:font-size="12pt" officeooo:rsid="00104c41" style:font-size-asian="10.5pt" style:font-size-complex="12pt"/>
    </style:style>
    <style:style style:name="T5" style:family="text">
      <style:text-properties fo:font-size="12pt" officeooo:rsid="0010af19" style:font-size-asian="10.5pt" style:font-size-complex="12pt"/>
    </style:style>
    <style:style style:name="T6" style:family="text">
      <style:text-properties fo:font-size="12pt" officeooo:rsid="00126d28" style:font-size-asian="10.5pt" style:font-size-complex="12pt"/>
    </style:style>
    <style:style style:name="T7" style:family="text">
      <style:text-properties fo:font-size="12pt" officeooo:rsid="0015b1ce" style:font-size-asian="10.5pt" style:font-size-complex="12pt"/>
    </style:style>
    <style:style style:name="T8" style:family="text">
      <style:text-properties fo:font-size="12pt" officeooo:rsid="001beaf1" style:font-size-asian="10.5pt" style:font-size-complex="12pt"/>
    </style:style>
    <style:style style:name="T9" style:family="text">
      <style:text-properties fo:font-size="12pt" officeooo:rsid="0020131e" style:font-size-asian="10.5pt" style:font-size-complex="12pt"/>
    </style:style>
    <style:style style:name="T10" style:family="text">
      <style:text-properties fo:font-size="12pt" officeooo:rsid="0020d140" style:font-size-asian="10.5pt" style:font-size-complex="12pt"/>
    </style:style>
    <style:style style:name="T11" style:family="text">
      <style:text-properties fo:font-size="12pt" officeooo:rsid="00213854" style:font-size-asian="10.5pt" style:font-size-complex="12pt"/>
    </style:style>
    <style:style style:name="T12" style:family="text">
      <style:text-properties fo:font-size="12pt" officeooo:rsid="0021d2e2" style:font-size-asian="10.5pt" style:font-size-complex="12pt"/>
    </style:style>
    <style:style style:name="T13" style:family="text">
      <style:text-properties fo:font-size="12pt" officeooo:rsid="002397de" style:font-size-asian="10.5pt" style:font-size-complex="12pt"/>
    </style:style>
    <style:style style:name="T14" style:family="text">
      <style:text-properties fo:font-size="12pt" officeooo:rsid="00242d30" style:font-size-asian="10.5pt" style:font-size-complex="12pt"/>
    </style:style>
    <style:style style:name="T15" style:family="text">
      <style:text-properties fo:font-size="12pt" officeooo:rsid="0025288f" style:font-size-asian="10.5pt" style:font-size-complex="12pt"/>
    </style:style>
    <style:style style:name="T16" style:family="text">
      <style:text-properties fo:font-size="12pt" officeooo:rsid="0026a75f" style:font-size-asian="10.5pt" style:font-size-complex="12pt"/>
    </style:style>
    <style:style style:name="T17" style:family="text">
      <style:text-properties fo:font-size="12pt" officeooo:rsid="0027e10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 335 Assignment 1<text:tab/><text:tab/><text:tab/><text:tab/><text:tab/><text:tab/><text:tab/><text:span text:style-name="T1">Ethan Hamman – 10125341</text:span></text:p>
      <text:p text:style-name="P1"><text:span text:style-name="T1"/></text:p>
      <text:p text:style-name="P2"><text:span text:style-name="T1">1. The hash function I use is (7*&lt;word&gt;.hashCode())+</text:span><text:span text:style-name="T10">(</text:span><text:span text:style-name="T2">&lt;word&gt;</text:span><text:span text:style-name="T1">.hashCode()%11</text:span><text:span text:style-name="T10">)</text:span><text:span text:style-name="T1">. </text:span><text:span text:style-name="T3">I used it because utilizing the .hashCode() function is simple, and with experimentation, this arrangement provides a unique enough hash. </text:span><text:span text:style-name="T11">The importance of the 7 and the 11 is due to the fact that they are prime numbers, which help to </text:span><text:span text:style-name="T12">make a larger</text:span><text:span text:style-name="T11"> </text:span><text:span text:style-name="T12">difference between </text:span><text:span text:style-name="T11">each hash from another. </text:span></text:p>
      <text:p text:style-name="P2"><text:span text:style-name="T3"/></text:p>
      <text:p text:style-name="P3"><text:span text:style-name="T3">2. </text:span><text:span text:style-name="T7">My indexing method within the bucket is based on the hash of the word. I sort the words in increasing order based on their hash, because it is a simple way to do it. </text:span><text:span text:style-name="T8">With small buckets that have 128bytes (3 words), it might have been better to do alphabetical, but with larger buckets and a good hash function this indexing method works well and has better results in a binary search than a linear search.</text:span></text:p>
      <text:p text:style-name="P3"><text:span text:style-name="T3"/></text:p>
      <text:p text:style-name="P5"><text:span text:style-name="T3">3. </text:span><text:span text:style-name="T1">The average number of probes for the large data set </text:span><text:span text:style-name="T4">is 2.2652. </text:span><text:span text:style-name="T5">It is so high because when I encounter words with the same hash within a bucket I need to do a linear search </text:span><text:span text:style-name="T6">within the bucket. </text:span><text:span text:style-name="T13">When compared to linear probing, 128bytes would produce a slightly higher result because it will always start from the beginning of the bucket and move to the end. The difference between linear probing and the binary/linear fusion I have gets larger when there are more than three words per bucket. </text:span><text:span text:style-name="T14">For example, when the bucket size is 2048bytes (51 words), the average number of probes is 6.3469, </text:span><text:span text:style-name="T15">vs 19.8854 from linear probing (Found by adding a linear probe function).</text:span></text:p>
      <text:p text:style-name="P4"><text:span text:style-name="T6"/></text:p>
      <text:p text:style-name="P6"><text:span text:style-name="T6">4. </text:span><text:span text:style-name="T9">When changing the bucket size, the ratio number_of_probes/number_of_words will get better, due to there being a larger variety of hashes within the bucket. </text:span><text:span text:style-name="T16">Having larger buckets means there will be less buckets, which changes nothing about the speed to access a bucket (Due to the hashing), but it means there are more probes within the buck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4:49:28.631123841</meta:creation-date>
    <dc:date>2016-02-06T15:45:40.686694079</dc:date>
    <meta:editing-duration>PT56M</meta:editing-duration>
    <meta:editing-cycles>29</meta:editing-cycles>
    <meta:generator>LibreOffice/5.0.2.2$Linux_X86_64 LibreOffice_project/00m0$Build-2</meta:generator>
    <meta:document-statistic meta:table-count="0" meta:image-count="0" meta:object-count="0" meta:page-count="1" meta:paragraph-count="5" meta:word-count="317" meta:character-count="1839" meta:non-whitespace-character-count="1519"/>
  </office:meta>
</office:document-meta>
</file>